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2" svg:font-family="Tahoma"/>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9.001cm" table:align="margins" style:writing-mode="lr-tb"/>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9.001cm" table:align="margins" style:writing-mode="lr-tb"/>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Table_20_Contents">
      <style:paragraph-properties fo:text-align="justify" style:justify-single-word="false"/>
    </style:style>
    <style:style style:name="P3" style:family="paragraph" style:parent-style-name="Text_20_body">
      <style:paragraph-properties fo:text-align="justify" style:justify-single-word="false"/>
      <style:text-properties style:font-name="Times New Roman" fo:font-size="16pt" fo:language="en" fo:country="US" style:font-size-asian="16pt" style:font-size-complex="16pt"/>
    </style:style>
    <style:style style:name="P4" style:family="paragraph" style:parent-style-name="Text_20_body">
      <style:paragraph-properties fo:text-align="center" style:justify-single-word="false"/>
      <style:text-properties style:font-name="Times New Roman" fo:font-size="16pt" fo:language="en" fo:country="US" fo:font-style="italic" style:font-size-asian="16pt" style:font-style-asian="italic" style:font-size-complex="16pt" style:font-style-complex="italic"/>
    </style:style>
    <style:style style:name="P5" style:family="paragraph" style:parent-style-name="Heading_20_1">
      <style:text-properties style:font-name="Times New Roman" fo:font-size="16pt" fo:language="en" fo:country="US" style:font-size-asian="16pt" style:font-size-complex="16pt"/>
    </style:style>
    <style:style style:name="P6" style:family="paragraph" style:parent-style-name="Heading_20_1">
      <style:paragraph-properties fo:text-align="justify" style:justify-single-word="false"/>
      <style:text-properties style:font-name="Times New Roman" fo:font-size="16pt" fo:language="en" fo:country="US" style:font-size-asian="16pt" style:font-size-complex="16pt"/>
    </style:style>
    <style:style style:name="P7" style:family="paragraph" style:parent-style-name="Heading_20_1">
      <style:paragraph-properties fo:break-before="page"/>
      <style:text-properties style:font-name="Times New Roman" fo:font-size="16pt" fo:language="en" fo:country="US" style:font-size-asian="16pt" style:font-size-complex="16pt"/>
    </style:style>
    <style:style style:name="P8" style:family="paragraph" style:parent-style-name="Contents_20_Heading" style:master-page-name="Standard">
      <style:paragraph-properties style:page-number="auto"/>
    </style:style>
    <style:style style:name="P9" style:family="paragraph" style:parent-style-name="Text_20_body" style:list-style-name="L1">
      <style:paragraph-properties fo:text-align="justify" style:justify-single-word="false"/>
      <style:text-properties style:font-name="Times New Roman" fo:font-size="16pt" fo:language="en" fo:country="US" style:font-size-asian="16pt" style:font-size-complex="16pt"/>
    </style:style>
    <style:style style:name="P10" style:family="paragraph" style:parent-style-name="Text_20_body" style:list-style-name="L3">
      <style:paragraph-properties fo:text-align="justify" style:justify-single-word="false"/>
      <style:text-properties style:font-name="Times New Roman" fo:font-size="16pt" fo:language="en" fo:country="US" style:font-size-asian="16pt" style:font-size-complex="16pt"/>
    </style:style>
    <style:style style:name="P11" style:family="paragraph" style:parent-style-name="Text_20_body" style:list-style-name="L3">
      <style:text-properties style:font-name="Times New Roman" fo:font-size="16pt" fo:language="en" fo:country="US" style:font-size-asian="16pt" style:font-size-complex="16pt"/>
    </style:style>
    <style:style style:name="P12" style:family="paragraph" style:parent-style-name="Text_20_body" style:list-style-name="L1">
      <style:paragraph-properties fo:text-align="justify" style:justify-single-word="false"/>
      <style:text-properties style:font-name="Times New Roman" fo:font-size="16pt" fo:language="en" fo:country="US" fo:font-weight="bold" style:font-size-asian="16pt" style:font-weight-asian="bold" style:font-size-complex="16pt" style:font-weight-complex="bold"/>
    </style:style>
    <style:style style:name="P13" style:family="paragraph" style:parent-style-name="Text_20_body" style:list-style-name="L3">
      <style:paragraph-properties fo:text-align="justify" style:justify-single-word="false"/>
      <style:text-properties style:font-name="Times New Roman" fo:font-size="16pt" fo:language="en" fo:country="US" fo:font-weight="bold" style:font-size-asian="16pt" style:font-weight-asian="bold" style:font-size-complex="16pt" style:font-weight-complex="bold"/>
    </style:style>
    <style:style style:name="P14" style:family="paragraph" style:parent-style-name="Text_20_body" style:list-style-name="L1">
      <style:paragraph-properties fo:text-align="justify" style:justify-single-word="false"/>
      <style:text-properties style:font-name="Times New Roman" fo:font-size="16pt" fo:language="en" fo:country="US" fo:font-style="italic" style:font-size-asian="16pt" style:font-style-asian="italic" style:font-size-complex="16pt" style:font-style-complex="italic"/>
    </style:style>
    <style:style style:name="P15" style:family="paragraph" style:parent-style-name="Text_20_body" style:list-style-name="L3">
      <style:paragraph-properties fo:text-align="justify" style:justify-single-word="false"/>
      <style:text-properties style:font-name="Times New Roman" fo:font-size="16pt" fo:language="en" fo:country="US" fo:font-style="italic" style:font-size-asian="16pt" style:font-style-asian="italic" style:font-size-complex="16pt" style:font-style-complex="italic"/>
    </style:style>
    <style:style style:name="P16" style:family="paragraph" style:parent-style-name="Text_20_body" style:list-style-name="L1">
      <style:paragraph-properties fo:text-align="justify" style:justify-single-word="false"/>
      <style:text-properties fo:font-style="italic" style:font-style-asian="italic" style:font-style-complex="italic"/>
    </style:style>
    <style:style style:name="P17" style:family="paragraph" style:parent-style-name="Text_20_body" style:list-style-name="L3">
      <style:paragraph-properties fo:text-align="justify" style:justify-single-word="false"/>
      <style:text-properties fo:font-style="italic" style:font-style-asian="italic" style:font-style-complex="italic"/>
    </style:style>
    <style:style style:name="P18" style:family="paragraph" style:parent-style-name="Text_20_body"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3">
      <style:paragraph-properties fo:text-align="justify" style:justify-single-word="false"/>
    </style:style>
    <style:style style:name="P21" style:family="paragraph" style:parent-style-name="Text_20_body" style:list-style-name="L7"/>
    <style:style style:name="P22" style:family="paragraph" style:parent-style-name="Text_20_body" style:list-style-name="L2">
      <style:paragraph-properties fo:margin-left="2.54cm" fo:margin-right="0cm" fo:text-align="justify" style:justify-single-word="false" fo:text-indent="-0.635cm" style:auto-text-indent="false"/>
      <style:text-properties fo:font-style="italic" style:font-style-asian="italic" style:font-style-complex="italic"/>
    </style:style>
    <style:style style:name="P23" style:family="paragraph" style:parent-style-name="Text_20_body" style:list-style-name="L4">
      <style:paragraph-properties fo:margin-left="3.81cm" fo:margin-right="0cm" fo:text-align="justify" style:justify-single-word="false" fo:text-indent="-0.635cm" style:auto-text-indent="false"/>
      <style:text-properties style:font-name="Times New Roman" fo:font-size="16pt" fo:language="en" fo:country="US" style:font-size-asian="16pt" style:font-size-complex="16pt"/>
    </style:style>
    <style:style style:name="P24" style:family="paragraph" style:parent-style-name="Text_20_body" style:list-style-name="L5">
      <style:paragraph-properties fo:margin-left="3.81cm" fo:margin-right="0cm" fo:text-align="justify" style:justify-single-word="false" fo:text-indent="-0.635cm" style:auto-text-indent="false"/>
      <style:text-properties style:font-name="Times New Roman" fo:font-size="16pt" fo:language="en" fo:country="US" style:font-size-asian="16pt" style:font-size-complex="16pt"/>
    </style:style>
    <style:style style:name="P25" style:family="paragraph" style:parent-style-name="Text_20_body" style:list-style-name="L5">
      <style:paragraph-properties fo:margin-left="2.54cm" fo:margin-right="0cm" fo:text-align="justify" style:justify-single-word="false" fo:text-indent="0cm" style:auto-text-indent="false"/>
    </style:style>
    <style:style style:name="P26" style:family="paragraph" style:parent-style-name="Text_20_body" style:list-style-name="L5">
      <style:paragraph-properties fo:margin-left="2.54cm" fo:margin-right="0cm" fo:text-align="justify" style:justify-single-word="false" fo:text-indent="0cm" style:auto-text-indent="false"/>
      <style:text-properties style:font-name="Times New Roman" fo:font-size="16pt" fo:language="en" fo:country="US" style:font-size-asian="16pt" style:font-size-complex="16pt"/>
    </style:style>
    <style:style style:name="P27" style:family="paragraph" style:parent-style-name="Text_20_body">
      <style:paragraph-properties fo:margin-left="2.54cm" fo:margin-right="0cm" fo:text-align="justify" style:justify-single-word="false" fo:text-indent="0cm" style:auto-text-indent="false"/>
      <style:text-properties fo:font-style="italic" style:font-style-asian="italic" style:font-style-complex="italic"/>
    </style:style>
    <style:style style:name="P28" style:family="paragraph" style:parent-style-name="Text_20_body" style:list-style-name="L1">
      <style:paragraph-properties fo:margin-left="2.54cm" fo:margin-right="0cm" fo:text-align="justify" style:justify-single-word="false" fo:text-indent="0cm" style:auto-text-indent="false"/>
      <style:text-properties fo:font-style="italic" style:font-style-asian="italic" style:font-style-complex="italic"/>
    </style:style>
    <style:style style:name="P29" style:family="paragraph" style:parent-style-name="Text_20_body">
      <style:paragraph-properties fo:margin-left="2.54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30" style:family="paragraph" style:parent-style-name="Text_20_body" style:list-style-name="L1">
      <style:paragraph-properties fo:margin-left="2.54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31" style:family="paragraph">
      <style:paragraph-properties fo:margin-left="2.54cm" fo:margin-right="0cm" fo:text-align="justify" style:justify-single-word="false" fo:text-indent="0cm" style:auto-text-indent="false"/>
      <style:text-properties fo:font-style="italic" style:font-style-asian="italic" style:font-style-complex="italic"/>
    </style:style>
    <style:style style:name="P32" style:family="paragraph" style:list-style-name="L1">
      <style:paragraph-properties fo:text-align="justify" style:justify-single-word="false"/>
    </style:style>
    <style:style style:name="P33" style:family="paragraph" style:list-style-name="L1">
      <style:paragraph-properties fo:text-align="justify" style:justify-single-word="false"/>
      <style:text-properties fo:font-style="italic" style:font-style-asian="italic" style:font-style-complex="italic"/>
    </style:style>
    <style:style style:name="P34" style:family="paragraph" style:parent-style-name="Text_20_body" style:list-style-name="L1">
      <style:paragraph-properties fo:margin-left="2.54cm" fo:margin-right="0cm" fo:margin-top="0cm" fo:margin-bottom="0.21cm" fo:text-align="justify" style:justify-single-word="false" fo:text-indent="0.101cm" style:auto-text-indent="false"/>
      <style:text-properties fo:font-size="12pt" fo:font-style="italic" style:font-size-asian="12pt" style:font-style-asian="italic" style:font-size-complex="12pt" style:font-style-complex="italic"/>
    </style:style>
    <style:style style:name="P35" style:family="paragraph" style:parent-style-name="Text_20_body" style:list-style-name="L6">
      <style:paragraph-properties fo:margin-left="2.54cm" fo:margin-right="0cm" fo:margin-top="0cm" fo:margin-bottom="0.21cm" fo:text-align="justify" style:justify-single-word="false" fo:text-indent="0.101cm" style:auto-text-indent="false"/>
      <style:text-properties fo:font-size="12pt" fo:font-style="italic" style:font-size-asian="12pt" style:font-style-asian="italic" style:font-size-complex="12pt" style:font-style-complex="italic"/>
    </style:style>
    <style:style style:name="P36" style:family="paragraph" style:parent-style-name="Text_20_body" style:list-style-name="L6">
      <style:paragraph-properties fo:margin-left="2.54cm" fo:margin-right="0cm" fo:margin-top="0cm" fo:margin-bottom="0.21cm" fo:text-align="justify" style:justify-single-word="false" fo:text-indent="0.101cm" style:auto-text-indent="false"/>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6pt" fo:language="en" fo:country="US" style:font-size-asian="16pt" style:font-size-complex="16pt"/>
    </style:style>
    <style:style style:name="T2" style:family="text">
      <style:text-properties style:font-name="Times New Roman" fo:font-size="16pt" fo:language="en" fo:country="US" fo:font-style="italic" style:font-size-asian="16pt" style:font-style-asian="italic" style:font-size-complex="16pt" style:font-style-complex="italic"/>
    </style:style>
    <style:style style:name="T3" style:family="text">
      <style:text-properties style:font-name="Times New Roman" fo:language="en" fo:country="US"/>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style-asian="italic"/>
    </style:style>
    <style:style style:name="T10" style:family="text">
      <style:text-properties style:font-style-complex="italic"/>
    </style:style>
    <style:style style:name="T11" style:family="text">
      <style:text-properties fo:font-size="12pt"/>
    </style:style>
    <style:style style:name="T12" style:family="text">
      <style:text-properties style:font-size-asian="12pt"/>
    </style:style>
    <style:style style:name="T13" style:family="text">
      <style:text-properties style:font-size-complex="12pt"/>
    </style:style>
    <style:style style:name="T1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position="0% 100%" style:font-name="Andale Sans UI" fo:font-size="10pt" fo:letter-spacing="normal" fo:language="ru" fo:country="RU"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8">Оглавление</text:p>
          </text:index-title>
          <text:p text:style-name="P1">1.Тема разработки<text:tab/>2</text:p>
          <text:p text:style-name="P1">2.Выбор методов и средств решений<text:tab/>2</text:p>
          <text:p text:style-name="P1">3.Разработка проекта<text:tab/>3</text:p>
          <text:p text:style-name="P1">4.Результаты<text:tab/>4</text:p>
          <text:p text:style-name="P1">5.Тема дипломной работы<text:tab/>5</text:p>
          <text:p text:style-name="P1">6.План пояснительной записки<text:tab/>5</text:p>
        </text:index-body>
      </text:table-of-content>
      <text:h text:style-name="P5" text:outline-level="1" text:is-list-header="true"/>
      <text:h text:style-name="P7" text:outline-level="1">Тема разработки</text:h>
      <text:p text:style-name="P3">Необходимо разработать основу веб-редактора формализованных электронных документов на основе технологии GWT. Этот редактор должен стать частью другого проекта – портала таможенного декларирования, также основанного на GWT.</text:p>
      <text:p text:style-name="P3">Требования:</text:p>
      <text:list xml:id="list892248842" text:style-name="L1">
        <text:list-item>
          <text:p text:style-name="P9">Редактор должен быть клиент-серверным приложением, где клиент базируется на веб-браузере IE 7+.</text:p>
        </text:list-item>
        <text:list-item>
          <text:p text:style-name="P9">Редактор должен быть основан на Java и GWT.</text:p>
        </text:list-item>
        <text:list-item>
          <text:p text:style-name="P9">Редактор должен поддерживать валидацию документов.</text:p>
        </text:list-item>
        <text:list-item>
          <text:p text:style-name="P9">Редактор должен быть легко расширяемым для новых типов документов.</text:p>
        </text:list-item>
        <text:list-item>
          <text:p text:style-name="P9">Источником формализованных документов являются XSD-схемы, поставляемые сторонней организацией.</text:p>
        </text:list-item>
        <text:list-item>
          <text:p text:style-name="P9">Редактор должен быть устойчив к обрывам связи со стороны клиента и отказам сервера.</text:p>
        </text:list-item>
      </text:list>
      <text:h text:style-name="P5" text:outline-level="1">Выбор методов и средств решений</text:h>
      <text:p text:style-name="P3">С учетом требований:</text:p>
      <text:list xml:id="list45913577" text:continue-list="list892248842" text:style-name="L1">
        <text:list-item text:start-value="1">
          <text:p text:style-name="P12">Клиентская часть</text:p>
          <text:list>
            <text:list-item>
              <text:p text:style-name="P14">GWT</text:p>
              <text:p text:style-name="P16">Cвободный Java фреймворк, который позволяет веб‐разработчикам создавать Ajax приложения на основе Java. Выпускается под лицензией Apache версии 2.0. GWT делает акцент на повторное использование и кросс‐браузерную совместимость.</text:p>
              <text:p text:style-name="P16">Используя GWT разработчики могут быстро писать и отлаживать AJAX приложения на языке Java используя инструментарий отладки Java. Когда приложение загружено компилятор GWT переведёт код Java приложения в соответствующий браузеру JavaScript и HTML. </text:p>
              <text:p text:style-name="P16">Утилита командной строки applicationCreator, поставляемая вместе с GWT, автоматически создает все файлы, необходимые для нового GWT-проекта. Она также позволяет создавать файлы проекта Eclipse.</text:p>
              <text:p text:style-name="P18">Основные компоненты GWT:</text:p>
            </text:list-item>
          </text:list>
        </text:list-item>
      </text:list>
      <text:list xml:id="list1914093683" text:style-name="L2">
        <text:list-item>
          <text:list>
            <text:list-item>
              <text:p text:style-name="P22"><text:span text:style-name="T5">Компилятор GWT Java-to-JavaScript</text:span> Переводит Java код в JavaScript.</text:p>
            </text:list-item>
            <text:list-item>
              <text:p text:style-name="P22"><text:span text:style-name="T5">GWT Hosted Web Browser</text:span> Позволяет запускать GWT приложения в режиме hosted (приложения запускаются как Java код в JVM без компиляции в JavaScript).</text:p>
            </text:list-item>
            <text:list-item>
              <text:p text:style-name="P22"><text:span text:style-name="T5">JRE emulation library</text:span> Реализация часто используемых стандартных Java классов на JavaScript.</text:p>
            </text:list-item>
            <text:list-item>
              <text:p text:style-name="P22"><text:span text:style-name="T5">GWT Web UI class library</text:span> Множество пользовательских интерфейсов и классов для создания виджетов.</text:p>
            </text:list-item>
          </text:list>
        </text:list-item>
      </text:list>
      <text:list xml:id="list109281814" text:continue-list="list45913577" text:style-name="L1">
        <text:list-item>
          <text:p text:style-name="P12">Серверная часть</text:p>
          <text:list>
            <text:list-item>
              <text:p text:style-name="P19"><text:span text:style-name="T1">ОО-моделирование документов на основе периодически обновляющихся схем XSD реализовано технологией </text:span><text:span text:style-name="T2">EMF</text:span><text:span text:style-name="T1">. </text:span></text:p>
              <text:p text:style-name="P34"><text:span text:style-name="T3">Это свободный фреймворк, основанный на Eclipse, - для генерации кода, инструментов и прочих приложений, - на основе структурированной модели данных. EMF предоставляет </text:span><text:soft-page-break/><text:span text:style-name="T3">инструментарий и поддержку во время исполнения для того, чтобы из модели, описанной в XMI, получить</text:span></text:p>
            </text:list-item>
          </text:list>
        </text:list-item>
      </text:list>
      <text:list xml:id="list1393695565" text:style-name="L6">
        <text:list-item>
          <text:list>
            <text:list-item>
              <text:p text:style-name="P35"><text:span text:style-name="T3">соответствующий набор Java-классов</text:span></text:p>
            </text:list-item>
            <text:list-item>
              <text:p text:style-name="P35"><text:span text:style-name="T3">набор адаптеров, позволяющих просматривать и редактировать модель</text:span></text:p>
            </text:list-item>
            <text:list-item>
              <text:p text:style-name="P35"><text:span text:style-name="T3">простейший редактор модели</text:span></text:p>
              <text:p text:style-name="P35"><text:span text:style-name="T3">Модель также может быть описана </text:span></text:p>
            </text:list-item>
            <text:list-item>
              <text:p text:style-name="P35"><text:span text:style-name="T3">аннотированным Java-кодом</text:span></text:p>
            </text:list-item>
            <text:list-item>
              <text:p text:style-name="P35"><text:span text:style-name="T3">UML</text:span></text:p>
            </text:list-item>
            <text:list-item>
              <text:p text:style-name="P35"><text:span text:style-name="T3">XML-схемой</text:span></text:p>
            </text:list-item>
            <text:list-item>
              <text:p text:style-name="P35"><text:span text:style-name="T3">моделью формата Rational Rose</text:span></text:p>
              <text:p text:style-name="P36">Все это может импортировать EMF. Архиважно, что EMF обеспечивает основу для взаимодействия с другими инструментами и приложениями, основанными на нем.</text:p>
            </text:list-item>
          </text:list>
        </text:list-item>
      </text:list>
      <text:list xml:id="list1487658573" text:continue-list="list109281814" text:style-name="L1">
        <text:list-item>
          <text:list>
            <text:list-item>
              <text:p text:style-name="P9">Эта же технология позволяет валидировать документ любой сложности с учетом разнообразных критериев.</text:p>
            </text:list-item>
            <text:list-item>
              <text:p text:style-name="P9">Основное хранилище документов предоставляется порталом декларирования – документы хранятся там в сериализованном виде.</text:p>
            </text:list-item>
            <text:list-item>
              <text:p text:style-name="P19"><text:span text:style-name="T1">Устойчивость к отказам клиента и сервера, а также серьезные затраты времени на сериализацию/десериализацию больших документов, - требуют организации временного хранилища для редактора. Библиотека </text:span><text:span text:style-name="T2">teneo</text:span><text:span text:style-name="T1"> позволяет применять существующие технологии </text:span><text:span text:style-name="T2">ORM, такие как Hibernate,</text:span><text:span text:style-name="T1"> – к объектам </text:span><text:span text:style-name="T2">EMF</text:span><text:span text:style-name="T1">.</text:span></text:p>
              <text:p text:style-name="P30"><text:span text:style-name="T6">ORM</text:span></text:p>
              <text:p text:style-name="P28"><text:span text:style-name="T6">Это запись объектов программы в реляционную базу данных, маппирование объекта и его представления в виде набора таблиц.</text:span></text:p>
            </text:list-item>
          </text:list>
        </text:list-item>
      </text:list>
      <text:p text:style-name="P27">ORM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text:p>
      <text:p text:style-name="P27">В объектно-ориентированном программировании объекты в программе представляют объекты из реального мира. В качестве примера можно рассмотреть адресную книгу, которая содержит список людей вместе с нулём или более телефонов и нулём или более адресов. В терминах объектно-ориентированного программирования они будут представляться объектами класса «Человек», которые будут содержать следующий список полей: имя, список (или массив) телефонов и список адресов.</text:p>
      <text:p text:style-name="P27">Суть проблемы состоит в преобразовании таких объектов в форму, в которой они могут быть сохранены в файлах или базах данных, и которые легко могут быть извлечены в последующем, с сохранением свойств объектов и отношений между ними. Эти объекты называют «постоянными» (англ. persistent). Исторически существует несколько подходов к решению этой проблемы.</text:p>
      <text:p text:style-name="P29">Hibernate</text:p>
      <text:p text:style-name="P27">Hibernate object-relational mapping (ORM) решение для языка программирования Java. Оно является свободным программным обеспечением с открытым исходным кодом (open source), которое распространяется по условиям GNU Lesser General Public License. Данное решение предоставляет лёгкий в использовании каркас (фреймворк) для отображения объектно-ориентированной модели данных в традиционную реляционную базу данных.</text:p>
      <text:p text:style-name="P27">Основные возможности</text:p>
      <text:p text:style-name="P27">Целью Hibernate является освобождение разработчика от значительного объёма общих задач программирования по обеспечению сохранности данных (persistence — сохранность данных после прекращения работы программы). Разработчик может начать использовать Hibernate в процессе разработки как с нуля, так и для уже существующей базы данных.</text:p>
      <text:p text:style-name="P27">Hibernate не только заботится о связи Java классов с таблицами базы данных (и типов данных Java в типы данных SQL), но также предоставляет средства для автоматического построения запросов и <text:soft-page-break/>извлечения данных и может значительно уменьшить время разработки, которое обычно тратится на ручное написание SQL и JDBC кода. Hibernate генерирует SQL вызовы и освобождает разработчика от ручной обработки результирующего набора данных и конвертации объектов, сохраняя приложение портируемым во все SQL базы данных.</text:p>
      <text:p text:style-name="P27">Hibernate обеспечивает прозрачную поддержку сохранности данных (persistence) для «POJO»-объектов (то есть для стандартных Java-объектов); единственное строгое требование для сохраняемого класса — конструктор по умолчанию. (Для корректного поведения в некоторых приложениях требуется уделить особое внимание методам equals() и hashCode())</text:p>
      <text:p text:style-name="P27">Hibernate обычно используется как в standalone Java приложениях, так и в Java EE приложениях, используя сервлеты или EJB.</text:p>
      <text:list xml:id="list849343673" text:continue-numbering="true" text:style-name="L1">
        <text:list-item>
          <text:p text:style-name="P12">Средства разработки</text:p>
          <text:list>
            <text:list-item>
              <text:p text:style-name="P19"><text:span text:style-name="T1">Ввиду полной поддержки EMF, простоты организации проектов и доступности средой разработки был выбран </text:span><text:span text:style-name="T2">Eclipse</text:span><text:span text:style-name="T1">.</text:span></text:p>
              <text:p text:style-name="P16"><text:span text:style-name="T6">Это свободный фреймворк для разработки модульных кросс-платформенных приложений (разрабатывается и поддерживается Eclipse Foundation).</text:span></text:p>
              <text:p text:style-name="P16"><text:span text:style-name="T6">Eclipse — в первую очередь полноценная Java IDE, нацеленная на групповую разработку, снабжённая средствами для работы с системами контроля версий (поддержка CVS входит в поставку Eclipse, активно развиваются несколько вариантов SVN модулей, существует поддержка VSS и других). В силу бесплатности и высокого качества во многих организациях Eclipse — корпоративный стандарт для разработки приложений.</text:span></text:p>
              <text:p text:style-name="P16"><text:span text:style-name="T6">Eclipse написана на Java, потому является платформо-независимым продуктом, за исключением библиотеки SWT, которая разрабатывается для всех распространённых платформ (см. ниже). Библиотека SWT используется вместо стандартной для Java библиотеки Swing. Она полностью зависит от нижележащей платформы (операционной системы), что обеспечивает быстроту и натуральный внешний вид пользовательского интерфейса, но иногда вызывает проблемы совместимости и устойчивости приложений на разных платформах.</text:span></text:p>
              <text:p text:style-name="P19">GUI в Eclipse написан с использованием инструментария SWT. Последний, в отличие от Swing (который самостоятельно эмулирует графические элементы управления), использует графические компоненты данной операционной системы. Пользовательский интерфейс Eclipse также зависит от промежуточного слоя GUI, называемого JFace, который упрощает построение пользовательского интерфейса, базирующегося на SWT.</text:p>
            </text:list-item>
          </text:list>
        </text:list-item>
      </text:list>
      <text:h text:style-name="P6" text:outline-level="1">Разработка проекта</text:h>
      <text:list xml:id="list178172169" text:style-name="L3">
        <text:list-item>
          <text:p text:style-name="P13">Этапы</text:p>
          <text:list>
            <text:list-item>
              <text:p text:style-name="P10">Создание модели EMF</text:p>
            </text:list-item>
            <text:list-item>
              <text:p text:style-name="P10">Работа с объектами EMF</text:p>
            </text:list-item>
            <text:list-item>
              <text:p text:style-name="P10">Создание простейшего приложения GWT</text:p>
            </text:list-item>
            <text:list-item>
              <text:p text:style-name="P10">Разработка схемы взаимодействия клиента и сервера</text:p>
            </text:list-item>
          </text:list>
        </text:list-item>
        <text:list-item>
          <text:p text:style-name="P13">Реализация</text:p>
          <text:list>
            <text:list-item>
              <text:p text:style-name="P15">Создание модели EMF</text:p>
              <text:list>
                <text:list-item>
                  <text:p text:style-name="P10">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10">Классы будут снабжены различными утилитами, в т.ч. для валидации.</text:p>
                </text:list-item>
                <text:list-item>
                  <text:p text:style-name="P17"><office:annotation><dc:creator>Андрей Ерёменок</dc:creator><dc:date>2008-10-25T17:45:03</dc:date><text:p><text:span text:style-name="T16">Скриншоты</text:span></text:p></office:annotation><text:span text:style-name="T1">Рис.1. Генерация модели в Eclipse</text:span></text:p>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
          </table:table-cell>
          <table:table-cell table:style-name="Таблица1.B1" office:value-type="string">
            <text:p text:style-name="Table_20_Contents"/>
          </table:table-cell>
        </table:table-row>
        <text:soft-page-break/>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row>
          <table:table-cell table:style-name="Таблица1.A2" office:value-type="string">
            <text:p text:style-name="Table_20_Contents"/>
          </table:table-cell>
          <table:table-cell table:style-name="Таблица1.B2" office:value-type="string">
            <text:p text:style-name="Table_20_Contents"/>
          </table:table-cell>
        </table:table-row>
      </table:table>
      <text:list xml:id="list499784553" text:continue-numbering="true" text:style-name="L3">
        <text:list-item>
          <text:list>
            <text:list-item>
              <text:list>
                <text:list-header>
                  <text:p text:style-name="P11"/>
                </text:list-header>
              </text:list>
            </text:list-item>
            <text:list-item>
              <text:p text:style-name="P15">Работа с объектами EMF</text:p>
              <text:list>
                <text:list-item>
                  <text:p text:style-name="P20"><text:span text:style-name="T1">EMF предоставляет рефлексию более богатую, нежели оригинальная рефлексия java. Пользуясь ей, можно разбирать документы сложной структуры более эффективно, чем при помощи обычных XML-парсеров.</text:span><text:span text:style-name="T1"><office:annotation><dc:creator>Андрей Ерёменок</dc:creator><dc:date>2008-10-25T17:47:53</dc:date><text:p text:style-name="P37"><text:span text:style-name="T14">Пример кода</text:span></text:p></office:annotation></text:span></text:p>
                </text:list-item>
                <text:list-item>
                  <text:p text:style-name="P20"><text:span text:style-name="T1">Валидация EMF-объектов осуществляется следующим образом:</text:span><text:span text:style-name="T1"><office:annotation><dc:creator>Андрей Ерёменок</dc:creator><dc:date>2008-10-25T17:50:29</dc:date><text:p text:style-name="P37"><text:span text:style-name="T14">Еще пример кода</text:span></text:p></office:annotation></text:span></text:p>
                </text:list-item>
              </text:list>
            </text:list-item>
            <text:list-item>
              <text:p text:style-name="P10">Создание простейшего приложения GWT</text:p>
              <text:list>
                <text:list-item>
                  <text:p text:style-name="P10">Веб-приложение GWT может исполняться различными контейнерами веб-приложений, в т.ч. Apache Tomcat.</text:p>
                </text:list-item>
                <text:list-item>
                  <text:p text:style-name="P10">Проект содержит 3 каталога:</text:p>
                </text:list-item>
              </text:list>
            </text:list-item>
          </text:list>
        </text:list-item>
      </text:list>
      <text:list xml:id="list249064410" text:style-name="L4">
        <text:list-item>
          <text:p text:style-name="P23">server/ – содержит серверный код, компилируемый java-компилятором и исполняемый jvm</text:p>
        </text:list-item>
        <text:list-item>
          <text:p text:style-name="P23">client/ – содержит клиентский код, компилируемый gwt-компилятором и исполняемый браузером</text:p>
        </text:list-item>
        <text:list-item>
          <text:p text:style-name="P23">public/ – файлы для организации html-страниц, на которые опирается клиентский код.</text:p>
        </text:list-item>
      </text:list>
      <text:list xml:id="list886656068" text:continue-list="list499784553" text:style-name="L3">
        <text:list-item>
          <text:list>
            <text:list-item>
              <text:list>
                <text:list-item>
                  <text:p text:style-name="P10">Клиентский код может быть </text:p>
                </text:list-item>
              </text:list>
            </text:list-item>
          </text:list>
        </text:list-item>
      </text:list>
      <text:list xml:id="list1816287876" text:style-name="L5">
        <text:list-item>
          <text:p text:style-name="P24">скомпилирован и открыт в браузере</text:p>
        </text:list-item>
        <text:list-item>
          <text:p text:style-name="P24">отлажен отладчиком gwt, который основан на коде Mozilla и визуализует html и javascript-разметку при помощи графической библиотеки SWT</text:p>
          <text:p text:style-name="P25"><office:annotation><dc:creator>Андрей Ерёменок</dc:creator><dc:date>2008-10-25T18:06:19</dc:date><text:p><text:span text:style-name="T16">Скриншоты</text:span></text:p></office:annotation><text:span text:style-name="T2">Рис.2. Запуск проекта</text:span></text:p>
        </text:list-item>
      </text:list>
      <table:table table:name="Таблица2" table:style-name="Таблица2">
        <table:table-column table:style-name="Таблица2.A"/>
        <table:table-column table:style-name="Таблица2.B"/>
        <table:table-row>
          <table:table-cell table:style-name="Таблица2.A1" office:value-type="string">
            <text:p text:style-name="P2"/>
          </table:table-cell>
          <table:table-cell table:style-name="Таблица2.B1" office:value-type="string">
            <text:p text:style-name="P2"/>
          </table:table-cell>
        </table:table-row>
        <table:table-row>
          <table:table-cell table:style-name="Таблица2.A2" office:value-type="string">
            <text:p text:style-name="P2"/>
          </table:table-cell>
          <table:table-cell table:style-name="Таблица2.B2" office:value-type="string">
            <text:p text:style-name="P2"/>
          </table:table-cell>
        </table:table-row>
        <table:table-row>
          <table:table-cell table:style-name="Таблица2.A2" office:value-type="string">
            <text:p text:style-name="P2"/>
          </table:table-cell>
          <table:table-cell table:style-name="Таблица2.B2" office:value-type="string">
            <text:p text:style-name="P2"/>
          </table:table-cell>
        </table:table-row>
      </table:table>
      <text:list xml:id="list2090677423" text:continue-numbering="true" text:style-name="L5">
        <text:list-header>
          <text:p text:style-name="P26"/>
        </text:list-header>
      </text:list>
      <text:list xml:id="list1786776018" text:continue-list="list886656068" text:style-name="L3">
        <text:list-item>
          <text:list>
            <text:list-item>
              <text:p text:style-name="P10">Разработка схемы взаимодействия клиента и сервера</text:p>
              <text:list>
                <text:list-item>
                  <text:p text:style-name="P20"><text:span text:style-name="T1">Необходимо решить задачу привязки полей ввода и редакторов списков к моделям на сервере. Объекты EMF не реализуют </text:span><text:span text:style-name="T2">java.io.Serializable</text:span><text:span text:style-name="T1">, а сериализация в XML и пересылка огромных строк слишком затратна.</text:span></text:p>
                </text:list-item>
                <text:list-item>
                  <text:p text:style-name="P10">Это значит, что каждый элемент редактирования документа должен отождествлять себя с какой-то частью объекта EMF на сервере. Также, для реализации дополнительной логики поведения <text:soft-page-break/>элементов (появления/скрытия одних в зависимости от значений других) и сложной валидации, - эти элементы редактирования должны быть связаны между собой.</text:p>
                </text:list-item>
                <text:list-item>
                  <text:p text:style-name="P10">Многие из типов документов насчитывают более сотни полей. Значит, сопоставить элементы редактирования с моделью вручную нельзя. Необходимо разделить при создании каждой страницы содержание (которое диктует структура документа) - и форму, в которую оно облекается (которую диктует спецификация, говоря о расположении элементов редактирования).</text:p>
                </text:list-item>
                <text:list-item>
                  <text:p text:style-name="P10">Структура документа полностью отражена в модельных классах, сгенерированных EMF. Она доступна через рефлексию.</text:p>
                </text:list-item>
                <text:list-item>
                  <text:p text:style-name="P10">Расположение элементов можно наглядно представить html-подобной разметкой. Эта разметка может быть обработана java-программой и в соединении с моделью преобразона в java-код клиентской части редактора.</text:p>
                </text:list-item>
                <text:list-item>
                  <text:p text:style-name="P10"><text:span text:style-name="T8">Рис.3. Создание редактора конкретного типа документов.</text:span><text:span text:style-name="T8"><office:annotation><dc:creator>Андрей Ерёменок</dc:creator><dc:date>2008-10-25T19:39:20</dc:date><text:p text:style-name="P37"><text:span text:style-name="T14">Диаграмма</text:span></text:p></office:annotation></text:span></text:p>
                  <text:p text:style-name="P17"><text:span text:style-name="T1"/></text:p>
                  <text:p text:style-name="P11"/>
                </text:list-item>
              </text:list>
            </text:list-item>
          </text:list>
        </text:list-item>
      </text:list>
      <text:h text:style-name="P5" text:outline-level="1">Результаты</text:h>
      <text:p text:style-name="P3">Создано веб-приложение на GWT, использующий сгенерированную модель EMF. Создан вспомогательный к нему конвертер HTML и EMF в java-код. Реализованы классы взаимодействия клиента и сервера.</text:p>
      <text:h text:style-name="P5" text:outline-level="1">Тема дипломной работы</text:h>
      <text:p text:style-name="P4">Разработка веб-редактора формализованных электронных документов на основе технологии GWT</text:p>
      <text:h text:style-name="Heading_20_1" text:outline-level="1"><text:span text:style-name="T1">План пояснительной записки</text:span><text:span text:style-name="T1"><office:annotation><dc:creator>Андрей Ерёменок</dc:creator><dc:date>2008-10-26T14:15:25</dc:date><text:p text:style-name="P38"><text:span text:style-name="T15">План</text:span></text:p></office:annotation></text:span></text:h>
      <text:h text:style-name="Heading_20_1" text:outline-level="1"><text:span text:style-name="T1">Список литературы</text:span></text:h>
      <text:list xml:id="list2043978283" text:style-name="L7">
        <text:list-item>
          <text:p text:style-name="P21"><text:a xlink:type="simple" xlink:href="http://ru.wikipedia.org/wiki/Google_Web_Toolkit"><text:span text:style-name="T1">http://ru.wikipedia.org/wiki/Google_Web_Toolkit</text:span></text:a></text:p>
        </text:list-item>
        <text:list-item>
          <text:p text:style-name="P21"><text:a xlink:type="simple" xlink:href="http://ru.wikipedia.org/wiki/Eclipse_Modeling_Framework"><text:span text:style-name="T1">http://ru.wikipedia.org/wiki/Eclipse_Modeling_Framework</text:span></text:a></text:p>
        </text:list-item>
        <text:list-item>
          <text:p text:style-name="P21"><text:a xlink:type="simple" xlink:href="http://ru.wikipedia.org/wiki/ORM"><text:span text:style-name="T1">http://ru.wikipedia.org/wiki/ORM</text:span></text:a></text:p>
        </text:list-item>
        <text:list-item>
          <text:p text:style-name="P21"><text:a xlink:type="simple" xlink:href="http://ru.wikipedia.org/wiki/Hibernate_(библиотека">http://ru.wikipedia.org/wiki/Hibernate_(библиотека</text:a><text:span text:style-name="T1">)</text:span></text:p>
          <text:p text:style-name="P21"><text:span text:style-name="T1"/></text:p>
        </text:list-item>
      </text:list>
      <text:p text:style-name="Text_20_body"><text:span text:style-name="T1"/></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2" svg:font-family="Tahoma"/>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002cm" fo:margin-bottom="1.002cm" fo:margin-left="1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Санкт-Петербургский </dc:title>
    <meta:initial-creator>Перунито</meta:initial-creator>
    <meta:creation-date>2005-11-06T20:23:00</meta:creation-date>
    <dc:creator>Андрей Ерёменок</dc:creator>
    <dc:date>2008-10-26T14:18:15</dc:date>
    <meta:print-date>2006-04-05T09:55:00</meta:print-date>
    <meta:editing-cycles>213</meta:editing-cycles>
    <meta:editing-duration>PT06H20M51S</meta:editing-duration>
    <meta:generator>OpenOffice.org/3.0$Linux OpenOffice.org_project/300m9$Build-9358</meta:generator>
    <meta:document-statistic meta:table-count="2" meta:image-count="0" meta:object-count="0" meta:page-count="6" meta:paragraph-count="102" meta:word-count="1410" meta:character-count="11038"/>
    <meta:user-defined meta:name="Поле 1"/>
    <meta:user-defined meta:name="Поле 2"/>
    <meta:user-defined meta:name="Поле 3"/>
    <meta:user-defined meta:name="Поле 4"/>
  </office:meta>
</office:document-meta>
</file>